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2" calcext:value-type="float">
            <text:p>22</text:p>
          </table:table-cell>
          <table:table-cell table:style-name="ce20" table:formula="of:=[.E2]/[.F2]" office:value-type="percentage" office:value="0.681818181818182" calcext:value-type="percentage">
            <text:p>68,18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6" calcext:value-type="float">
            <text:p>6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30" calcext:value-type="float">
            <text:p>30</text:p>
          </table:table-cell>
          <table:table-cell table:style-name="ce9" table:formula="of:=[.D20]+[.D19]+[.D18]+[.D13]+[.D5]+[.D4]+[.D3]+[.D10]" office:value-type="float" office:value="56" calcext:value-type="float">
            <text:p>56</text:p>
          </table:table-cell>
          <table:table-cell table:style-name="ce9" table:number-columns-repeated="2"/>
          <table:table-cell table:style-name="ce20" table:formula="of:=[.C21]/[.D21]" office:value-type="percentage" office:value="0.535714285714286" calcext:value-type="percentage">
            <text:p>53,57 %</text:p>
          </table:table-cell>
          <table:table-cell table:style-name="ce21" table:formula="of:=[.G21]-[.G2]" office:value-type="percentage" office:value="-0.146103896103896" calcext:value-type="percentage">
            <text:p>-14,61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8.18181818181818" calcext:value-type="float">
            <text:p>-8,2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.00.0000</text:date>, <text:time style:data-style-name="N2" text:time-value="14:02:42.783935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10-08T23:55:35.917412302</dc:date>
    <dc:creator>Ronny Gey</dc:creator>
    <meta:editing-duration>P9DT2H20M36S</meta:editing-duration>
    <meta:editing-cycles>77</meta:editing-cycles>
    <meta:document-statistic meta:table-count="2" meta:cell-count="113" meta:object-count="0"/>
  </office:meta>
</office:document-meta>
</file>